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4.226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Action</text:p>
          </table:table-cell>
          <table:table-cell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init0</text:p>
          </table:table-cell>
          <table:table-cell office:value-type="string" calcext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</text:p>
          </table:table-cell>
          <table:table-cell office:value-type="string" calcext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</text:p>
          </table:table-cell>
          <table:table-cell office:value-type="string" calcext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3</text:p>
          </table:table-cell>
          <table:table-cell office:value-type="string" calcext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4</text:p>
          </table:table-cell>
          <table:table-cell office:value-type="string" calcext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5</text:p>
          </table:table-cell>
          <table:table-cell office:value-type="string" calcext:value-type="string">
            <text:p>_SOUND:water&amp;pl_ANIM:water2&amp;_SLEEP:1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6</text:p>
          </table:table-cell>
          <table:table-cell office:value-type="string" calcext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7</text:p>
          </table:table-cell>
          <table:table-cell office:value-type="string" calcext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8</text:p>
          </table:table-cell>
          <table:table-cell office:value-type="string" calcext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9</text:p>
          </table:table-cell>
          <table:table-cell office:value-type="string" calcext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0</text:p>
          </table:table-cell>
          <table:table-cell office:value-type="string" calcext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1</text:p>
          </table:table-cell>
          <table:table-cell office:value-type="string" calcext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2</text:p>
          </table:table-cell>
          <table:table-cell office:value-type="string" calcext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3</text:p>
          </table:table-cell>
          <table:table-cell office:value-type="string" calcext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4</text:p>
          </table:table-cell>
          <table:table-cell office:value-type="string" calcext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5</text:p>
          </table:table-cell>
          <table:table-cell office:value-type="string" calcext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6</text:p>
          </table:table-cell>
          <table:table-cell office:value-type="string" calcext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7</text:p>
          </table:table-cell>
          <table:table-cell office:value-type="string" calcext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8</text:p>
          </table:table-cell>
          <table:table-cell office:value-type="string" calcext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9</text:p>
          </table:table-cell>
          <table:table-cell office:value-type="string" calcext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0</text:p>
          </table:table-cell>
          <table:table-cell office:value-type="string" calcext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1</text:p>
          </table:table-cell>
          <table:table-cell office:value-type="string" calcext:value-type="string">
            <text:p>_CUSTOM:CLEAROPENING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pstand0</text:p>
          </table:table-cell>
          <table:table-cell table:style-name="ce6" office:value-type="string" calcext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</text:p>
          </table:table-cell>
          <table:table-cell office:value-type="string" calcext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2</text:p>
          </table:table-cell>
          <table:table-cell office:value-type="string" calcext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3</text:p>
          </table:table-cell>
          <table:table-cell office:value-type="string" calcext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4</text:p>
          </table:table-cell>
          <table:table-cell office:value-type="string" calcext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5</text:p>
          </table:table-cell>
          <table:table-cell office:value-type="string" calcext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6</text:p>
          </table:table-cell>
          <table:table-cell office:value-type="string" calcext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7</text:p>
          </table:table-cell>
          <table:table-cell office:value-type="string" calcext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8</text:p>
          </table:table-cell>
          <table:table-cell office:value-type="string" calcext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9</text:p>
          </table:table-cell>
          <table:table-cell office:value-type="string" calcext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0</text:p>
          </table:table-cell>
          <table:table-cell office:value-type="string" calcext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1</text:p>
          </table:table-cell>
          <table:table-cell office:value-type="string" calcext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2</text:p>
          </table:table-cell>
          <table:table-cell office:value-type="string" calcext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3</text:p>
          </table:table-cell>
          <table:table-cell office:value-type="string" calcext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4</text:p>
          </table:table-cell>
          <table:table-cell office:value-type="string" calcext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5</text:p>
          </table:table-cell>
          <table:table-cell office:value-type="string" calcext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6</text:p>
          </table:table-cell>
          <table:table-cell office:value-type="string" calcext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inTut0</text:p>
          </table:table-cell>
          <table:table-cell office:value-type="string" calcext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Tut1</text:p>
          </table:table-cell>
          <table:table-cell office:value-type="string" calcext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utBuddy0</text:p>
          </table:table-cell>
          <table:table-cell table:style-name="ce7" office:value-type="string" calcext:value-type="string">
            <text:p>_TEXT:wantTut,sYes,sNo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1</text:p>
          </table:table-cell>
          <table:table-cell table:style-name="ce7" office:value-type="string" calcext:value-type="string">
            <text:p>?[{"q":"d==0","v":3},{"q":"d===1","v":2}]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2</text:p>
          </table:table-cell>
          <table:table-cell table:style-name="ce7" office:value-type="string" calcext:value-type="string">
            <text:p>_TEXT:noTut&amp;_END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3</text:p>
          </table:table-cell>
          <table:table-cell office:value-type="string" calcext:value-type="string">
            <text:p>_CUSTOM:TUTORIAL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 calcext:value-type="string">
            <text:p>finStTut0</text:p>
          </table:table-cell>
          <table:table-cell office:value-type="string" calcext:value-type="string">
            <text:p>_CUSTOM:LEAVETUTORIAL&amp;_CUSTOM:FINISHTUTORIALSTANDALONE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heHappening0</text:p>
          </table:table-cell>
          <table:table-cell office:value-type="string" calcext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1</text:p>
          </table:table-cell>
          <table:table-cell office:value-type="string" calcext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2</text:p>
          </table:table-cell>
          <table:table-cell office:value-type="string" calcext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3</text:p>
          </table:table-cell>
          <table:table-cell office:value-type="string" calcext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4</text:p>
          </table:table-cell>
          <table:table-cell office:value-type="string" calcext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5</text:p>
          </table:table-cell>
          <table:table-cell office:value-type="string" calcext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6</text:p>
          </table:table-cell>
          <table:table-cell office:value-type="string" calcext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7</text:p>
          </table:table-cell>
          <table:table-cell office:value-type="string" calcext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8</text:p>
          </table:table-cell>
          <table:table-cell office:value-type="string" calcext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9</text:p>
          </table:table-cell>
          <table:table-cell office:value-type="string" calcext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10</text:p>
          </table:table-cell>
          <table:table-cell office:value-type="string" calcext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ggfairy0</text:p>
          </table:table-cell>
          <table:table-cell office:value-type="string" calcext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</text:p>
          </table:table-cell>
          <table:table-cell office:value-type="string" calcext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2</text:p>
          </table:table-cell>
          <table:table-cell office:value-type="string" calcext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3</text:p>
          </table:table-cell>
          <table:table-cell office:value-type="string" calcext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4</text:p>
          </table:table-cell>
          <table:table-cell office:value-type="string" calcext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5</text:p>
          </table:table-cell>
          <table:table-cell office:value-type="string" calcext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6</text:p>
          </table:table-cell>
          <table:table-cell office:value-type="string" calcext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7</text:p>
          </table:table-cell>
          <table:table-cell office:value-type="string" calcext:value-type="string">
            <text:p>_SOUND:eggdrop&amp;_TEXT:lakeegg.okay&amp;_TAKE:egg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8</text:p>
          </table:table-cell>
          <table:table-cell office:value-type="string" calcext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9</text:p>
          </table:table-cell>
          <table:table-cell office:value-type="string" calcext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0</text:p>
          </table:table-cell>
          <table:table-cell office:value-type="string" calcext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1</text:p>
          </table:table-cell>
          <table:table-cell office:value-type="string" calcext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2</text:p>
          </table:table-cell>
          <table:table-cell office:value-type="string" calcext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3</text:p>
          </table:table-cell>
          <table:table-cell office:value-type="string" calcext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4</text:p>
          </table:table-cell>
          <table:table-cell office:value-type="string" calcext:value-type="string">
            <text:p>_SOUND:itemget&amp;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5</text:p>
          </table:table-cell>
          <table:table-cell office:value-type="string" calcext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igBot0</text:p>
          </table:table-cell>
          <table:table-cell office:value-type="string" calcext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1</text:p>
          </table:table-cell>
          <table:table-cell office:value-type="string" calcext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L0</text:p>
          </table:table-cell>
          <table:table-cell office:value-type="string" calcext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L1</text:p>
          </table:table-cell>
          <table:table-cell office:value-type="string" calcext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0</text:p>
          </table:table-cell>
          <table:table-cell office:value-type="string" calcext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1</text:p>
          </table:table-cell>
          <table:table-cell office:value-type="string" calcext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2</text:p>
          </table:table-cell>
          <table:table-cell office:value-type="string" calcext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3</text:p>
          </table:table-cell>
          <table:table-cell office:value-type="string" calcext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4</text:p>
          </table:table-cell>
          <table:table-cell office:value-type="string" calcext:value-type="string">
            <text:p>_ALIGNTECH:1&amp;_TEXT:Pb1.2b0&amp;_GIVE:~modulator,1&amp;_FIXT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5</text:p>
          </table:table-cell>
          <table:table-cell office:value-type="string" calcext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6</text:p>
          </table:table-cell>
          <table:table-cell table:style-name="ce8" office:value-type="string" calcext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7</text:p>
          </table:table-cell>
          <table:table-cell office:value-type="string" calcext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8</text:p>
          </table:table-cell>
          <table:table-cell office:value-type="string" calcext:value-type="string">
            <text:p>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nemy0</text:p>
          </table:table-cell>
          <table:table-cell office:value-type="string" calcext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my1</text:p>
          </table:table-cell>
          <table:table-cell office:value-type="string" calcext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Mushroom L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Mush0</text:p>
          </table:table-cell>
          <table:table-cell office:value-type="string" calcext:value-type="string">
            <text:p>_GIVE:portobello,1&amp;_TEXT:farmMush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Hive0</text:p>
          </table:table-cell>
          <table:table-cell office:value-type="string" calcext:value-type="string">
            <text:p>_SOUND:itemget&amp;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Hive1</text:p>
          </table:table-cell>
          <table:table-cell office:value-type="string" calcext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Hive2</text:p>
          </table:table-cell>
          <table:table-cell office:value-type="string" calcext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urky0</text:p>
          </table:table-cell>
          <table:table-cell office:value-type="string" calcext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ky1</text:p>
          </table:table-cell>
          <table:table-cell office:value-type="string" calcext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restHive0</text:p>
          </table:table-cell>
          <table:table-cell office:value-type="string" calcext:value-type="string">
            <text:p>_SOUND:itemget&amp;_CLEARTARGET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1</text:p>
          </table:table-cell>
          <table:table-cell office:value-type="string" calcext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2</text:p>
          </table:table-cell>
          <table:table-cell office:value-type="string" calcext:value-type="string">
            <text:p>_SOUND:bear&amp;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3</text:p>
          </table:table-cell>
          <table:table-cell office:value-type="string" calcext:value-type="string">
            <text:p>bearbo_SETTARGET&amp;_CLEARTARGET&amp;_FIGHT:b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abbit0</text:p>
          </table:table-cell>
          <table:table-cell office:value-type="string" calcext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1</text:p>
          </table:table-cell>
          <table:table-cell office:value-type="string" calcext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2</text:p>
          </table:table-cell>
          <table:table-cell office:value-type="string" calcext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3</text:p>
          </table:table-cell>
          <table:table-cell office:value-type="string" calcext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4</text:p>
          </table:table-cell>
          <table:table-cell office:value-type="string" calcext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5</text:p>
          </table:table-cell>
          <table:table-cell office:value-type="string" calcext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6</text:p>
          </table:table-cell>
          <table:table-cell office:value-type="string" calcext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7</text:p>
          </table:table-cell>
          <table:table-cell office:value-type="string" calcext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8</text:p>
          </table:table-cell>
          <table:table-cell office:value-type="string" calcext:value-type="string">
            <text:p>_STARTTRANSITIONANIM&amp;_BLACKTEXT:rabbit5&amp;_SOUND:f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9</text:p>
          </table:table-cell>
          <table:table-cell office:value-type="string" calcext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10</text:p>
          </table:table-cell>
          <table:table-cell office:value-type="string" calcext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adfish0</text:p>
          </table:table-cell>
          <table:table-cell office:value-type="string" calcext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1</text:p>
          </table:table-cell>
          <table:table-cell office:value-type="string" calcext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2</text:p>
          </table:table-cell>
          <table:table-cell office:value-type="string" calcext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3</text:p>
          </table:table-cell>
          <table:table-cell office:value-type="string" calcext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4</text:p>
          </table:table-cell>
          <table:table-cell office:value-type="string" calcext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5</text:p>
          </table:table-cell>
          <table:table-cell office:value-type="string" calcext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6</text:p>
          </table:table-cell>
          <table:table-cell office:value-type="string" calcext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7</text:p>
          </table:table-cell>
          <table:table-cell office:value-type="string" calcext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8</text:p>
          </table:table-cell>
          <table:table-cell office:value-type="string" calcext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9</text:p>
          </table:table-cell>
          <table:table-cell office:value-type="string" calcext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lime0</text:p>
          </table:table-cell>
          <table:table-cell office:value-type="string" calcext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</text:p>
          </table:table-cell>
          <table:table-cell office:value-type="string" calcext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2</text:p>
          </table:table-cell>
          <table:table-cell office:value-type="string" calcext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3</text:p>
          </table:table-cell>
          <table:table-cell office:value-type="string" calcext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4</text:p>
          </table:table-cell>
          <table:table-cell office:value-type="string" calcext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5</text:p>
          </table:table-cell>
          <table:table-cell office:value-type="string" calcext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6</text:p>
          </table:table-cell>
          <table:table-cell office:value-type="string" calcext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7</text:p>
          </table:table-cell>
          <table:table-cell office:value-type="string" calcext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8</text:p>
          </table:table-cell>
          <table:table-cell office:value-type="string" calcext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9</text:p>
          </table:table-cell>
          <table:table-cell office:value-type="string" calcext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0</text:p>
          </table:table-cell>
          <table:table-cell office:value-type="string" calcext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1</text:p>
          </table:table-cell>
          <table:table-cell office:value-type="string" calcext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2</text:p>
          </table:table-cell>
          <table:table-cell office:value-type="string" calcext:value-type="string">
            <text:p>_SOUND:itemget&amp;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lowHive0</text:p>
          </table:table-cell>
          <table:table-cell office:value-type="string" calcext:value-type="string">
            <text:p>_SOUND:itemget&amp;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ole Home: Mol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le0</text:p>
          </table:table-cell>
          <table:table-cell office:value-type="string" calcext:value-type="string">
            <text:p>?[{"q":"player.completedQuest('mole')","v":1},{"q":"player.hasQuest('mole')","v":2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1</text:p>
          </table:table-cell>
          <table:table-cell office:value-type="string" calcext:value-type="string">
            <text:p>targ_ISMOVING:true&amp;_TEXT:moleVicto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2</text:p>
          </table:table-cell>
          <table:table-cell office:value-type="string" calcext:value-type="string">
            <text:p>targ_ISMOVING:true&amp;_TEXT:moleMaybe,moleYes,mole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3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4</text:p>
          </table:table-cell>
          <table:table-cell office:value-type="string" calcext:value-type="string">
            <text:p>_TEXT:moleMa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5</text:p>
          </table:table-cell>
          <table:table-cell office:value-type="string" calcext:value-type="string">
            <text:p>_TEXT:moleHappy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6</text:p>
          </table:table-cell>
          <table:table-cell office:value-type="string" calcext:value-type="string">
            <text:p>_CHALLENGE:mol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7</text:p>
          </table:table-cell>
          <table:table-cell office:value-type="string" calcext:value-type="string">
            <text:p>targ_ISMOVING:true&amp;_STARTQUEST:mole&amp;_TEXT:mole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8</text:p>
          </table:table-cell>
          <table:table-cell office:value-type="string" calcext:value-type="string">
            <text:p>_TEXT:mole5,moleYes,mole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9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1</text:p>
          </table:table-cell>
          <table:table-cell office:value-type="string" calcext:value-type="string">
            <text:p>_TEXT:moleCookNop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2</text:p>
          </table:table-cell>
          <table:table-cell office:value-type="string" calcext:value-type="string">
            <text:p>_CUSTOM:CHALMO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3</text:p>
          </table:table-cell>
          <table:table-cell office:value-type="string" calcext:value-type="string">
            <text:p>_TEXT:moleCookWrong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4</text:p>
          </table:table-cell>
          <table:table-cell office:value-type="string" calcext:value-type="string">
            <text:p>_TEXT:moleCookWrong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5</text:p>
          </table:table-cell>
          <table:table-cell office:value-type="string" calcext:value-type="string">
            <text:p>_TEXT:moleCookRight(2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book0</text:p>
          </table:table-cell>
          <table:table-cell office:value-type="string" calcext:value-type="string">
            <text:p>_TEXT:moleBook(1-2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edShot0</text:p>
          </table:table-cell>
          <table:table-cell office:value-type="string" calcext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2</text:p>
          </table:table-cell>
          <table:table-cell office:value-type="string" calcext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3</text:p>
          </table:table-cell>
          <table:table-cell office:value-type="string" calcext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4</text:p>
          </table:table-cell>
          <table:table-cell office:value-type="string" calcext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5</text:p>
          </table:table-cell>
          <table:table-cell office:value-type="string" calcext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ap0</text:p>
          </table:table-cell>
          <table:table-cell office:value-type="string" calcext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</text:p>
          </table:table-cell>
          <table:table-cell office:value-type="string" calcext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2</text:p>
          </table:table-cell>
          <table:table-cell office:value-type="string" calcext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3</text:p>
          </table:table-cell>
          <table:table-cell office:value-type="string" calcext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4</text:p>
          </table:table-cell>
          <table:table-cell office:value-type="string" calcext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5</text:p>
          </table:table-cell>
          <table:table-cell office:value-type="string" calcext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6</text:p>
          </table:table-cell>
          <table:table-cell office:value-type="string" calcext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7</text:p>
          </table:table-cell>
          <table:table-cell office:value-type="string" calcext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8</text:p>
          </table:table-cell>
          <table:table-cell office:value-type="string" calcext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9</text:p>
          </table:table-cell>
          <table:table-cell office:value-type="string" calcext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0</text:p>
          </table:table-cell>
          <table:table-cell office:value-type="string" calcext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1</text:p>
          </table:table-cell>
          <table:table-cell office:value-type="string" calcext:value-type="string">
            <text:p>_SOUND:itemget&amp;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jeff0</text:p>
          </table:table-cell>
          <table:table-cell office:value-type="string" calcext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1</text:p>
          </table:table-cell>
          <table:table-cell office:value-type="string" calcext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2</text:p>
          </table:table-cell>
          <table:table-cell office:value-type="string" calcext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L0</text:p>
          </table:table-cell>
          <table:table-cell office:value-type="string" calcext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L1</text:p>
          </table:table-cell>
          <table:table-cell office:value-type="string" calcext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0</text:p>
          </table:table-cell>
          <table:table-cell office:value-type="string" calcext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1</text:p>
          </table:table-cell>
          <table:table-cell office:value-type="string" calcext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2</text:p>
          </table:table-cell>
          <table:table-cell office:value-type="string" calcext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3</text:p>
          </table:table-cell>
          <table:table-cell office:value-type="string" calcext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4</text:p>
          </table:table-cell>
          <table:table-cell office:value-type="string" calcext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5</text:p>
          </table:table-cell>
          <table:table-cell office:value-type="string" calcext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6</text:p>
          </table:table-cell>
          <table:table-cell office:value-type="string" calcext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7</text:p>
          </table:table-cell>
          <table:table-cell office:value-type="string" calcext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8</text:p>
          </table:table-cell>
          <table:table-cell office:value-type="string" calcext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A0</text:p>
          </table:table-cell>
          <table:table-cell office:value-type="string" calcext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1</text:p>
          </table:table-cell>
          <table:table-cell office:value-type="string" calcext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2</text:p>
          </table:table-cell>
          <table:table-cell office:value-type="string" calcext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3</text:p>
          </table:table-cell>
          <table:table-cell office:value-type="string" calcext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4</text:p>
          </table:table-cell>
          <table:table-cell office:value-type="string" calcext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B0</text:p>
          </table:table-cell>
          <table:table-cell office:value-type="string" calcext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1</text:p>
          </table:table-cell>
          <table:table-cell office:value-type="string" calcext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2</text:p>
          </table:table-cell>
          <table:table-cell office:value-type="string" calcext:value-type="string">
            <text:p>targ_ANIM:Worker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3</text:p>
          </table:table-cell>
          <table:table-cell office:value-type="string" calcext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4</text:p>
          </table:table-cell>
          <table:table-cell office:value-type="string" calcext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CC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c0</text:p>
          </table:table-cell>
          <table:table-cell office:value-type="string" calcext:value-type="string">
            <text:p>?[{"q":"player.completedQuest('cc')","v":7},{"q":"player.completedQuest('ccbad')","v":8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1</text:p>
          </table:table-cell>
          <table:table-cell office:value-type="string" calcext:value-type="string">
            <text:p>_TEXT:cc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2</text:p>
          </table:table-cell>
          <table:table-cell office:value-type="string" calcext:value-type="string">
            <text:p>_TEXT:cc2,ccYes,cc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3</text:p>
          </table:table-cell>
          <table:table-cell office:value-type="string" calcext:value-type="string">
            <text:p>?[{"q":"d===0","v":4},{"q":"d===1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4</text:p>
          </table:table-cell>
          <table:table-cell office:value-type="string" calcext:value-type="string">
            <text:p>_TEXT:ccHel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5</text:p>
          </table:table-cell>
          <table:table-cell office:value-type="string" calcext:value-type="string">
            <text:p>_CHALLENGE:cc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6</text:p>
          </table:table-cell>
          <table:table-cell table:style-name="ce8" office:value-type="string" calcext:value-type="string">
            <text:p>_TEXT:ccNop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7</text:p>
          </table:table-cell>
          <table:table-cell office:value-type="string" calcext:value-type="string">
            <text:p>_TEXT:ccHapp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8</text:p>
          </table:table-cell>
          <table:table-cell office:value-type="string" calcext:value-type="string">
            <text:p>_TEXT:ccFaile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1</text:p>
          </table:table-cell>
          <table:table-cell office:value-type="string" calcext:value-type="string">
            <text:p>_TEXT:ccNoDish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2</text:p>
          </table:table-cell>
          <table:table-cell office:value-type="string" calcext:value-type="string">
            <text:p>_TEXT:ccD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3</text:p>
          </table:table-cell>
          <table:table-cell office:value-type="string" calcext:value-type="string">
            <text:p>_CUSTOM:CHAL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4</text:p>
          </table:table-cell>
          <table:table-cell office:value-type="string" calcext:value-type="string">
            <text:p>_TEXT:ccWi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5</text:p>
          </table:table-cell>
          <table:table-cell office:value-type="string" calcext:value-type="string">
            <text:p>_TEXT:ccWin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6</text:p>
          </table:table-cell>
          <table:table-cell office:value-type="string" calcext:value-type="string">
            <text:p>_TEXT:ccHate2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X0</text:p>
          </table:table-cell>
          <table:table-cell office:value-type="string" calcext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</text:p>
          </table:table-cell>
          <table:table-cell table:style-name="ce9" office:value-type="string" calcext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</text:p>
          </table:table-cell>
          <table:table-cell table:style-name="ce9" office:value-type="string" calcext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3</text:p>
          </table:table-cell>
          <table:table-cell table:style-name="ce9" office:value-type="string" calcext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4</text:p>
          </table:table-cell>
          <table:table-cell table:style-name="ce9" office:value-type="string" calcext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5</text:p>
          </table:table-cell>
          <table:table-cell office:value-type="string" calcext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6</text:p>
          </table:table-cell>
          <table:table-cell office:value-type="string" calcext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7</text:p>
          </table:table-cell>
          <table:table-cell office:value-type="string" calcext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8</text:p>
          </table:table-cell>
          <table:table-cell office:value-type="string" calcext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9</text:p>
          </table:table-cell>
          <table:table-cell office:value-type="string" calcext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0</text:p>
          </table:table-cell>
          <table:table-cell office:value-type="string" calcext:value-type="string">
            <text:p>targ_ISMOVING:false&amp;_FIGHT:Worker,BossWorker,Wor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1</text:p>
          </table:table-cell>
          <table:table-cell office:value-type="string" calcext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2</text:p>
          </table:table-cell>
          <table:table-cell office:value-type="string" calcext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3</text:p>
          </table:table-cell>
          <table:table-cell office:value-type="string" calcext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4</text:p>
          </table:table-cell>
          <table:table-cell office:value-type="string" calcext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5</text:p>
          </table:table-cell>
          <table:table-cell office:value-type="string" calcext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6</text:p>
          </table:table-cell>
          <table:table-cell office:value-type="string" calcext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7</text:p>
          </table:table-cell>
          <table:table-cell office:value-type="string" calcext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8</text:p>
          </table:table-cell>
          <table:table-cell office:value-type="string" calcext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9</text:p>
          </table:table-cell>
          <table:table-cell office:value-type="string" calcext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0</text:p>
          </table:table-cell>
          <table:table-cell office:value-type="string" calcext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1</text:p>
          </table:table-cell>
          <table:table-cell office:value-type="string" calcext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F0</text:p>
          </table:table-cell>
          <table:table-cell office:value-type="string" calcext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F1</text:p>
          </table:table-cell>
          <table:table-cell office:value-type="string" calcext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mon0</text:p>
          </table:table-cell>
          <table:table-cell table:style-name="ce9" office:value-type="string" calcext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</text:p>
          </table:table-cell>
          <table:table-cell table:style-name="ce9" office:value-type="string" calcext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2</text:p>
          </table:table-cell>
          <table:table-cell table:style-name="ce9" office:value-type="string" calcext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3</text:p>
          </table:table-cell>
          <table:table-cell table:style-name="ce9" office:value-type="string" calcext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4</text:p>
          </table:table-cell>
          <table:table-cell table:style-name="ce9" office:value-type="string" calcext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5</text:p>
          </table:table-cell>
          <table:table-cell table:style-name="ce9" office:value-type="string" calcext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6</text:p>
          </table:table-cell>
          <table:table-cell office:value-type="string" calcext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7</text:p>
          </table:table-cell>
          <table:table-cell office:value-type="string" calcext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8</text:p>
          </table:table-cell>
          <table:table-cell office:value-type="string" calcext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9</text:p>
          </table:table-cell>
          <table:table-cell table:style-name="ce9" office:value-type="string" calcext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0</text:p>
          </table:table-cell>
          <table:table-cell office:value-type="string" calcext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1</text:p>
          </table:table-cell>
          <table:table-cell office:value-type="string" calcext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2</text:p>
          </table:table-cell>
          <table:table-cell office:value-type="string" calcext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3</text:p>
          </table:table-cell>
          <table:table-cell office:value-type="string" calcext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4</text:p>
          </table:table-cell>
          <table:table-cell office:value-type="string" calcext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5</text:p>
          </table:table-cell>
          <table:table-cell office:value-type="string" calcext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6</text:p>
          </table:table-cell>
          <table:table-cell office:value-type="string" calcext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7</text:p>
          </table:table-cell>
          <table:table-cell office:value-type="string" calcext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8</text:p>
          </table:table-cell>
          <table:table-cell table:style-name="ce9" office:value-type="string" calcext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sea0</text:p>
          </table:table-cell>
          <table:table-cell office:value-type="string" calcext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sea1</text:p>
          </table:table-cell>
          <table:table-cell office:value-type="string" calcext:value-type="string">
            <text:p>_SOUND:water&amp;_TEXT:bworkerA(2-3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help0</text:p>
          </table:table-cell>
          <table:table-cell office:value-type="string" calcext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1</text:p>
          </table:table-cell>
          <table:table-cell office:value-type="string" calcext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2</text:p>
          </table:table-cell>
          <table:table-cell office:value-type="string" calcext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3</text:p>
          </table:table-cell>
          <table:table-cell office:value-type="string" calcext:value-type="string">
            <text:p>smt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piratemonk0</text:p>
          </table:table-cell>
          <table:table-cell table:style-name="ce9" office:value-type="string" calcext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</text:p>
          </table:table-cell>
          <table:table-cell table:style-name="ce9" office:value-type="string" calcext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2</text:p>
          </table:table-cell>
          <table:table-cell office:value-type="string" calcext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3</text:p>
          </table:table-cell>
          <table:table-cell table:style-name="ce9" office:value-type="string" calcext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4</text:p>
          </table:table-cell>
          <table:table-cell office:value-type="string" calcext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5</text:p>
          </table:table-cell>
          <table:table-cell office:value-type="string" calcext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6</text:p>
          </table:table-cell>
          <table:table-cell office:value-type="string" calcext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7</text:p>
          </table:table-cell>
          <table:table-cell office:value-type="string" calcext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8</text:p>
          </table:table-cell>
          <table:table-cell office:value-type="string" calcext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9</text:p>
          </table:table-cell>
          <table:table-cell office:value-type="string" calcext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0</text:p>
          </table:table-cell>
          <table:table-cell office:value-type="string" calcext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1</text:p>
          </table:table-cell>
          <table:table-cell office:value-type="string" calcext:value-type="string">
            <text:p>_SOUND:itemget&amp;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monkey0</text:p>
          </table:table-cell>
          <table:table-cell table:style-name="ce9" office:value-type="string" calcext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1</text:p>
          </table:table-cell>
          <table:table-cell office:value-type="string" calcext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2</text:p>
          </table:table-cell>
          <table:table-cell office:value-type="string" calcext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3</text:p>
          </table:table-cell>
          <table:table-cell office:value-type="string" calcext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4</text:p>
          </table:table-cell>
          <table:table-cell office:value-type="string" calcext:value-type="string">
            <text:p>_SOUND:itemget&amp;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Vase0</text:p>
          </table:table-cell>
          <table:table-cell table:style-name="ce9" office:value-type="string" calcext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1</text:p>
          </table:table-cell>
          <table:table-cell office:value-type="string" calcext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2</text:p>
          </table:table-cell>
          <table:table-cell office:value-type="string" calcext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3</text:p>
          </table:table-cell>
          <table:table-cell table:style-name="ce9"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4</text:p>
          </table:table-cell>
          <table:table-cell office:value-type="string" calcext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5</text:p>
          </table:table-cell>
          <table:table-cell office:value-type="string" calcext:value-type="string">
            <text:p>_SOUND:breakvase&amp;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6</text:p>
          </table:table-cell>
          <table:table-cell office:value-type="string" calcext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7</text:p>
          </table:table-cell>
          <table:table-cell office:value-type="string" calcext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Boy0</text:p>
          </table:table-cell>
          <table:table-cell table:style-name="ce9" office:value-type="string" calcext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1</text:p>
          </table:table-cell>
          <table:table-cell table:style-name="ce9" office:value-type="string" calcext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2</text:p>
          </table:table-cell>
          <table:table-cell table:style-name="ce9" office:value-type="string" calcext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3</text:p>
          </table:table-cell>
          <table:table-cell table:style-name="ce9" office:value-type="string" calcext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4</text:p>
          </table:table-cell>
          <table:table-cell table:style-name="ce9" office:value-type="string" calcext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5</text:p>
          </table:table-cell>
          <table:table-cell office:value-type="string" calcext:value-type="string">
            <text:p>_SOUND:itemget&amp;KelpBoy_ISMOVING:false&amp;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6</text:p>
          </table:table-cell>
          <table:table-cell office:value-type="string" calcext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7</text:p>
          </table:table-cell>
          <table:table-cell office:value-type="string" calcext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Dead0</text:p>
          </table:table-cell>
          <table:table-cell office:value-type="string" calcext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Hive0</text:p>
          </table:table-cell>
          <table:table-cell table:style-name="ce9" office:value-type="string" calcext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1</text:p>
          </table:table-cell>
          <table:table-cell office:value-type="string" calcext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2</text:p>
          </table:table-cell>
          <table:table-cell office:value-type="string" calcext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3</text:p>
          </table:table-cell>
          <table:table-cell office:value-type="string" calcext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4</text:p>
          </table:table-cell>
          <table:table-cell office:value-type="string" calcext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DeadBee0</text:p>
          </table:table-cell>
          <table:table-cell office:value-type="string" calcext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DeadBee1</text:p>
          </table:table-cell>
          <table:table-cell office:value-type="string" calcext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ridgeCow0</text:p>
          </table:table-cell>
          <table:table-cell table:style-name="ce9" office:value-type="string" calcext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1</text:p>
          </table:table-cell>
          <table:table-cell table:style-name="ce9" office:value-type="string" calcext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2</text:p>
          </table:table-cell>
          <table:table-cell table:style-name="ce9" office:value-type="string" calcext:value-type="string">
            <text:p>targ_ANIM:Cow1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3</text:p>
          </table:table-cell>
          <table:table-cell table:style-name="ce9" office:value-type="string" calcext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4</text:p>
          </table:table-cell>
          <table:table-cell table:style-name="ce9" office:value-type="string" calcext:value-type="string">
            <text:p>_SOUND:itemget&amp;_SETQUEST:kelpBoy,gotMilk&amp;targ_ANIM:Cow1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latTire0</text:p>
          </table:table-cell>
          <table:table-cell office:value-type="string" calcext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1</text:p>
          </table:table-cell>
          <table:table-cell office:value-type="string" calcext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2</text:p>
          </table:table-cell>
          <table:table-cell office:value-type="string" calcext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3</text:p>
          </table:table-cell>
          <table:table-cell office:value-type="string" calcext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4</text:p>
          </table:table-cell>
          <table:table-cell office:value-type="string" calcext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5</text:p>
          </table:table-cell>
          <table:table-cell office:value-type="string" calcext:value-type="string">
            <text:p>targ_VISIBLE:false&amp;_COMPLETEQUEST:findFakeFarm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TV0</text:p>
          </table:table-cell>
          <table:table-cell office:value-type="string" calcext:value-type="string">
            <text:p>_SOUND:jeflaf&amp;_TEXT:farmTV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1</text:p>
          </table:table-cell>
          <table:table-cell office:value-type="string" calcext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2</text:p>
          </table:table-cell>
          <table:table-cell office:value-type="string" calcext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3</text:p>
          </table:table-cell>
          <table:table-cell office:value-type="string" calcext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4</text:p>
          </table:table-cell>
          <table:table-cell office:value-type="string" calcext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5</text:p>
          </table:table-cell>
          <table:table-cell office:value-type="string" calcext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otbox0</text:p>
          </table:table-cell>
          <table:table-cell table:style-name="ce9" office:value-type="string" calcext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1</text:p>
          </table:table-cell>
          <table:table-cell office:value-type="string" calcext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2</text:p>
          </table:table-cell>
          <table:table-cell office:value-type="string" calcext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3</text:p>
          </table:table-cell>
          <table:table-cell office:value-type="string" calcext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4</text:p>
          </table:table-cell>
          <table:table-cell office:value-type="string" calcext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End0</text:p>
          </table:table-cell>
          <table:table-cell office:value-type="string" calcext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outlet0</text:p>
          </table:table-cell>
          <table:table-cell table:style-name="ce9" office:value-type="string" calcext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1</text:p>
          </table:table-cell>
          <table:table-cell office:value-type="string" calcext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2</text:p>
          </table:table-cell>
          <table:table-cell office:value-type="string" calcext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3</text:p>
          </table:table-cell>
          <table:table-cell office:value-type="string" calcext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wer0</text:p>
          </table:table-cell>
          <table:table-cell office:value-type="string" calcext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wer1</text:p>
          </table:table-cell>
          <table:table-cell office:value-type="string" calcext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adTruck0</text:p>
          </table:table-cell>
          <table:table-cell table:style-name="ce9" office:value-type="string" calcext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Truck1</text:p>
          </table:table-cell>
          <table:table-cell office:value-type="string" calcext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Truck2</text:p>
          </table:table-cell>
          <table:table-cell office:value-type="string" calcext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xitBarn0</text:p>
          </table:table-cell>
          <table:table-cell table:style-name="ce9" office:value-type="string" calcext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</text:p>
          </table:table-cell>
          <table:table-cell office:value-type="string" calcext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2</text:p>
          </table:table-cell>
          <table:table-cell table:style-name="ce9" office:value-type="string" calcext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3</text:p>
          </table:table-cell>
          <table:table-cell office:value-type="string" calcext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4</text:p>
          </table:table-cell>
          <table:table-cell office:value-type="string" calcext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5</text:p>
          </table:table-cell>
          <table:table-cell office:value-type="string" calcext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6</text:p>
          </table:table-cell>
          <table:table-cell office:value-type="string" calcext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7</text:p>
          </table:table-cell>
          <table:table-cell office:value-type="string" calcext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8</text:p>
          </table:table-cell>
          <table:table-cell office:value-type="string" calcext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9</text:p>
          </table:table-cell>
          <table:table-cell office:value-type="string" calcext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0</text:p>
          </table:table-cell>
          <table:table-cell office:value-type="string" calcext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1</text:p>
          </table:table-cell>
          <table:table-cell office:value-type="string" calcext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2</text:p>
          </table:table-cell>
          <table:table-cell office:value-type="string" calcext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atBarn0</text:p>
          </table:table-cell>
          <table:table-cell office:value-type="string" calcext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arn1</text:p>
          </table:table-cell>
          <table:table-cell office:value-type="string" calcext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ousekeeper0</text:p>
          </table:table-cell>
          <table:table-cell table:style-name="ce9" office:value-type="string" calcext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ekeeper1</text:p>
          </table:table-cell>
          <table:table-cell office:value-type="string" calcext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ekeeper2</text:p>
          </table:table-cell>
          <table:table-cell office:value-type="string" calcext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routon0</text:p>
          </table:table-cell>
          <table:table-cell table:style-name="ce9" office:value-type="string" calcext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1</text:p>
          </table:table-cell>
          <table:table-cell office:value-type="string" calcext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2</text:p>
          </table:table-cell>
          <table:table-cell office:value-type="string" calcext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3</text:p>
          </table:table-cell>
          <table:table-cell office:value-type="string" calcext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4</text:p>
          </table:table-cell>
          <table:table-cell office:value-type="string" calcext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5</text:p>
          </table:table-cell>
          <table:table-cell office:value-type="string" calcext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6</text:p>
          </table:table-cell>
          <table:table-cell office:value-type="string" calcext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7</text:p>
          </table:table-cell>
          <table:table-cell office:value-type="string" calcext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8</text:p>
          </table:table-cell>
          <table:table-cell office:value-type="string" calcext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9</text:p>
          </table:table-cell>
          <table:table-cell office:value-type="string" calcext:value-type="string">
            <text:p>_SOUND:itemget&amp;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10</text:p>
          </table:table-cell>
          <table:table-cell office:value-type="string" calcext:value-type="string">
            <text:p>doggy_ANIM:Crouton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ruck0</text:p>
          </table:table-cell>
          <table:table-cell office:value-type="string" calcext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ck1</text:p>
          </table:table-cell>
          <table:table-cell office:value-type="string" calcext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outhcity0</text:p>
          </table:table-cell>
          <table:table-cell office:value-type="string" calcext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</text:p>
          </table:table-cell>
          <table:table-cell office:value-type="string" calcext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</text:p>
          </table:table-cell>
          <table:table-cell office:value-type="string" calcext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</text:p>
          </table:table-cell>
          <table:table-cell office:value-type="string" calcext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</text:p>
          </table:table-cell>
          <table:table-cell office:value-type="string" calcext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5</text:p>
          </table:table-cell>
          <table:table-cell office:value-type="string" calcext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6</text:p>
          </table:table-cell>
          <table:table-cell office:value-type="string" calcext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7</text:p>
          </table:table-cell>
          <table:table-cell office:value-type="string" calcext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8</text:p>
          </table:table-cell>
          <table:table-cell office:value-type="string" calcext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9</text:p>
          </table:table-cell>
          <table:table-cell office:value-type="string" calcext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0</text:p>
          </table:table-cell>
          <table:table-cell office:value-type="string" calcext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1</text:p>
          </table:table-cell>
          <table:table-cell office:value-type="string" calcext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2</text:p>
          </table:table-cell>
          <table:table-cell office:value-type="string" calcext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3</text:p>
          </table:table-cell>
          <table:table-cell office:value-type="string" calcext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4</text:p>
          </table:table-cell>
          <table:table-cell office:value-type="string" calcext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5</text:p>
          </table:table-cell>
          <table:table-cell office:value-type="string" calcext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6</text:p>
          </table:table-cell>
          <table:table-cell office:value-type="string" calcext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7</text:p>
          </table:table-cell>
          <table:table-cell office:value-type="string" calcext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8</text:p>
          </table:table-cell>
          <table:table-cell office:value-type="string" calcext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9</text:p>
          </table:table-cell>
          <table:table-cell office:value-type="string" calcext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0</text:p>
          </table:table-cell>
          <table:table-cell office:value-type="string" calcext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1</text:p>
          </table:table-cell>
          <table:table-cell office:value-type="string" calcext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2</text:p>
          </table:table-cell>
          <table:table-cell office:value-type="string" calcext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3</text:p>
          </table:table-cell>
          <table:table-cell office:value-type="string" calcext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4</text:p>
          </table:table-cell>
          <table:table-cell table:style-name="ce9" office:value-type="string" calcext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5</text:p>
          </table:table-cell>
          <table:table-cell office:value-type="string" calcext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6</text:p>
          </table:table-cell>
          <table:table-cell office:value-type="string" calcext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7</text:p>
          </table:table-cell>
          <table:table-cell office:value-type="string" calcext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8</text:p>
          </table:table-cell>
          <table:table-cell office:value-type="string" calcext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9</text:p>
          </table:table-cell>
          <table:table-cell office:value-type="string" calcext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0</text:p>
          </table:table-cell>
          <table:table-cell office:value-type="string" calcext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1</text:p>
          </table:table-cell>
          <table:table-cell office:value-type="string" calcext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2</text:p>
          </table:table-cell>
          <table:table-cell office:value-type="string" calcext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3</text:p>
          </table:table-cell>
          <table:table-cell office:value-type="string" calcext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4</text:p>
          </table:table-cell>
          <table:table-cell office:value-type="string" calcext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5</text:p>
          </table:table-cell>
          <table:table-cell office:value-type="string" calcext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6</text:p>
          </table:table-cell>
          <table:table-cell office:value-type="string" calcext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7</text:p>
          </table:table-cell>
          <table:table-cell office:value-type="string" calcext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8</text:p>
          </table:table-cell>
          <table:table-cell office:value-type="string" calcext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9</text:p>
          </table:table-cell>
          <table:table-cell office:value-type="string" calcext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0</text:p>
          </table:table-cell>
          <table:table-cell office:value-type="string" calcext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1</text:p>
          </table:table-cell>
          <table:table-cell office:value-type="string" calcext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2</text:p>
          </table:table-cell>
          <table:table-cell office:value-type="string" calcext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3</text:p>
          </table:table-cell>
          <table:table-cell office:value-type="string" calcext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atbruno0</text:p>
          </table:table-cell>
          <table:table-cell office:value-type="string" calcext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runo1</text:p>
          </table:table-cell>
          <table:table-cell office:value-type="string" calcext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runo2</text:p>
          </table:table-cell>
          <table:table-cell office:value-type="string" calcext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adEnd0</text:p>
          </table:table-cell>
          <table:table-cell office:value-type="string" calcext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1</text:p>
          </table:table-cell>
          <table:table-cell office:value-type="string" calcext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2</text:p>
          </table:table-cell>
          <table:table-cell office:value-type="string" calcext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3</text:p>
          </table:table-cell>
          <table:table-cell office:value-type="string" calcext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abuela0</text:p>
          </table:table-cell>
          <table:table-cell table:style-name="ce9" office:value-type="string" calcext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1</text:p>
          </table:table-cell>
          <table:table-cell office:value-type="string" calcext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2</text:p>
          </table:table-cell>
          <table:table-cell office:value-type="string" calcext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3</text:p>
          </table:table-cell>
          <table:table-cell office:value-type="string" calcext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4</text:p>
          </table:table-cell>
          <table:table-cell office:value-type="string" calcext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5</text:p>
          </table:table-cell>
          <table:table-cell office:value-type="string" calcext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6</text:p>
          </table:table-cell>
          <table:table-cell office:value-type="string" calcext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7</text:p>
          </table:table-cell>
          <table:table-cell office:value-type="string" calcext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8</text:p>
          </table:table-cell>
          <table:table-cell office:value-type="string" calcext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9</text:p>
          </table:table-cell>
          <table:table-cell office:value-type="string" calcext:value-type="string">
            <text:p>_SOUND:itemget&amp;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Capo Mangia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apo0</text:p>
          </table:table-cell>
          <table:table-cell office:value-type="string" calcext:value-type="string">
            <text:p>?[{"q":"player.completedQuest('capo')","v":1},{"q":"player.hasQuest('capo')","v":2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1</text:p>
          </table:table-cell>
          <table:table-cell office:value-type="string" calcext:value-type="string">
            <text:p>targ_ISMOVING:true&amp;_TEXT:capoComplet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2</text:p>
          </table:table-cell>
          <table:table-cell office:value-type="string" calcext:value-type="string">
            <text:p>targ_ISMOVING:true&amp;_TEXT:capo2,capoYes,capo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3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4</text:p>
          </table:table-cell>
          <table:table-cell office:value-type="string" calcext:value-type="string">
            <text:p>_TEXT:capoRejec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5</text:p>
          </table:table-cell>
          <table:table-cell office:value-type="string" calcext:value-type="string">
            <text:p>_TEXT:capoAcce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6</text:p>
          </table:table-cell>
          <table:table-cell office:value-type="string" calcext:value-type="string">
            <text:p>_CHALLENGE:cap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7</text:p>
          </table:table-cell>
          <table:table-cell office:value-type="string" calcext:value-type="string">
            <text:p>targ_ISMOVING:true&amp;_STARTQUEST:capo&amp;_TEXT:capo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8</text:p>
          </table:table-cell>
          <table:table-cell office:value-type="string" calcext:value-type="string">
            <text:p>_TEXT:capo2,capoYes,capo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9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1</text:p>
          </table:table-cell>
          <table:table-cell office:value-type="string" calcext:value-type="string">
            <text:p>_TEXT:capoNoSauc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2</text:p>
          </table:table-cell>
          <table:table-cell office:value-type="string" calcext:value-type="string">
            <text:p>_CUSTOM:CHALCA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3</text:p>
          </table:table-cell>
          <table:table-cell office:value-type="string" calcext:value-type="string">
            <text:p>_TEXT:capoGoodSauce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bBoss0</text:p>
          </table:table-cell>
          <table:table-cell office:value-type="string" calcext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Boss1</text:p>
          </table:table-cell>
          <table:table-cell office:value-type="string" calcext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Lost0</text:p>
          </table:table-cell>
          <table:table-cell office:value-type="string" calcext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Lost1</text:p>
          </table:table-cell>
          <table:table-cell office:value-type="string" calcext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Won0</text:p>
          </table:table-cell>
          <table:table-cell office:value-type="string" calcext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Won1</text:p>
          </table:table-cell>
          <table:table-cell office:value-type="string" calcext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ushman0</text:p>
          </table:table-cell>
          <table:table-cell table:style-name="ce9" office:value-type="string" calcext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</text:p>
          </table:table-cell>
          <table:table-cell table:style-name="ce9" office:value-type="string" calcext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2</text:p>
          </table:table-cell>
          <table:table-cell office:value-type="string" calcext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3</text:p>
          </table:table-cell>
          <table:table-cell office:value-type="string" calcext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4</text:p>
          </table:table-cell>
          <table:table-cell office:value-type="string" calcext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5</text:p>
          </table:table-cell>
          <table:table-cell office:value-type="string" calcext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6</text:p>
          </table:table-cell>
          <table:table-cell office:value-type="string" calcext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7</text:p>
          </table:table-cell>
          <table:table-cell office:value-type="string" calcext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8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9</text:p>
          </table:table-cell>
          <table:table-cell office:value-type="string" calcext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0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1</text:p>
          </table:table-cell>
          <table:table-cell office:value-type="string" calcext:value-type="string">
            <text:p>_SOUND:itemget&amp;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2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3</text:p>
          </table:table-cell>
          <table:table-cell office:value-type="string" calcext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4</text:p>
          </table:table-cell>
          <table:table-cell office:value-type="string" calcext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5</text:p>
          </table:table-cell>
          <table:table-cell office:value-type="string" calcext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6</text:p>
          </table:table-cell>
          <table:table-cell office:value-type="string" calcext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7</text:p>
          </table:table-cell>
          <table:table-cell office:value-type="string" calcext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ailman0</text:p>
          </table:table-cell>
          <table:table-cell table:style-name="ce9" office:value-type="string" calcext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1</text:p>
          </table:table-cell>
          <table:table-cell office:value-type="string" calcext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2</text:p>
          </table:table-cell>
          <table:table-cell office:value-type="string" calcext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3</text:p>
          </table:table-cell>
          <table:table-cell office:value-type="string" calcext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reeRadish0</text:p>
          </table:table-cell>
          <table:table-cell table:style-name="ce9" office:value-type="string" calcext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Radish1</text:p>
          </table:table-cell>
          <table:table-cell office:value-type="string" calcext:value-type="string">
            <text:p>_SOUND:itemget&amp;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Radish2</text:p>
          </table:table-cell>
          <table:table-cell office:value-type="string" calcext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omeNerd0</text:p>
          </table:table-cell>
          <table:table-cell table:style-name="ce9" office:value-type="string" calcext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1</text:p>
          </table:table-cell>
          <table:table-cell office:value-type="string" calcext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2</text:p>
          </table:table-cell>
          <table:table-cell office:value-type="string" calcext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3</text:p>
          </table:table-cell>
          <table:table-cell office:value-type="string" calcext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razy4trout0</text:p>
          </table:table-cell>
          <table:table-cell office:value-type="string" calcext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</text:p>
          </table:table-cell>
          <table:table-cell table:style-name="ce9" office:value-type="string" calcext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2</text:p>
          </table:table-cell>
          <table:table-cell office:value-type="string" calcext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3</text:p>
          </table:table-cell>
          <table:table-cell office:value-type="string" calcext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4</text:p>
          </table:table-cell>
          <table:table-cell table:style-name="ce9" office:value-type="string" calcext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5</text:p>
          </table:table-cell>
          <table:table-cell office:value-type="string" calcext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6</text:p>
          </table:table-cell>
          <table:table-cell table:style-name="ce9" office:value-type="string" calcext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7</text:p>
          </table:table-cell>
          <table:table-cell office:value-type="string" calcext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8</text:p>
          </table:table-cell>
          <table:table-cell table:style-name="ce9" office:value-type="string" calcext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9</text:p>
          </table:table-cell>
          <table:table-cell office:value-type="string" calcext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0</text:p>
          </table:table-cell>
          <table:table-cell table:style-name="ce9" office:value-type="string" calcext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1</text:p>
          </table:table-cell>
          <table:table-cell office:value-type="string" calcext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randt0</text:p>
          </table:table-cell>
          <table:table-cell table:style-name="ce9" office:value-type="string" calcext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1</text:p>
          </table:table-cell>
          <table:table-cell office:value-type="string" calcext:value-type="string">
            <text:p>_SOUND:itemget&amp;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2</text:p>
          </table:table-cell>
          <table:table-cell office:value-type="string" calcext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3</text:p>
          </table:table-cell>
          <table:table-cell office:value-type="string" calcext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ashBoy0</text:p>
          </table:table-cell>
          <table:table-cell office:value-type="string" calcext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1</text:p>
          </table:table-cell>
          <table:table-cell table:style-name="ce9" office:value-type="string" calcext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2</text:p>
          </table:table-cell>
          <table:table-cell office:value-type="string" calcext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3</text:p>
          </table:table-cell>
          <table:table-cell office:value-type="string" calcext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atm0</text:p>
          </table:table-cell>
          <table:table-cell office:value-type="string" calcext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1</text:p>
          </table:table-cell>
          <table:table-cell table:style-name="ce9" office:value-type="string" calcext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2</text:p>
          </table:table-cell>
          <table:table-cell office:value-type="string" calcext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3</text:p>
          </table:table-cell>
          <table:table-cell table:style-name="ce9" office:value-type="string" calcext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4</text:p>
          </table:table-cell>
          <table:table-cell office:value-type="string" calcext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5</text:p>
          </table:table-cell>
          <table:table-cell office:value-type="string" calcext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6</text:p>
          </table:table-cell>
          <table:table-cell table:style-name="ce9" office:value-type="string" calcext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7</text:p>
          </table:table-cell>
          <table:table-cell office:value-type="string" calcext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8</text:p>
          </table:table-cell>
          <table:table-cell office:value-type="string" calcext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obber0</text:p>
          </table:table-cell>
          <table:table-cell office:value-type="string" calcext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ber1</text:p>
          </table:table-cell>
          <table:table-cell office:value-type="string" calcext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Door0</text:p>
          </table:table-cell>
          <table:table-cell table:style-name="ce9" office:value-type="string" calcext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1</text:p>
          </table:table-cell>
          <table:table-cell office:value-type="string" calcext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2</text:p>
          </table:table-cell>
          <table:table-cell office:value-type="string" calcext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3</text:p>
          </table:table-cell>
          <table:table-cell office:value-type="string" calcext:value-type="string">
            <text:p>_SOUND:door&amp;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ycard0</text:p>
          </table:table-cell>
          <table:table-cell office:value-type="string" calcext:value-type="string">
            <text:p>_SOUND:itemget&amp;_STARTQUEST:keycard&amp;_TEXT:keycar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card1</text:p>
          </table:table-cell>
          <table:table-cell office:value-type="string" calcext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0</text:p>
          </table:table-cell>
          <table:table-cell table:style-name="ce9" office:value-type="string" calcext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2</text:p>
          </table:table-cell>
          <table:table-cell office:value-type="string" calcext:value-type="string">
            <text:p>_SOUND:boom&amp;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3</text:p>
          </table:table-cell>
          <table:table-cell office:value-type="string" calcext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4</text:p>
          </table:table-cell>
          <table:table-cell office:value-type="string" calcext:value-type="string">
            <text:p>_SOUND:nerdfall&amp;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5</text:p>
          </table:table-cell>
          <table:table-cell office:value-type="string" calcext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6</text:p>
          </table:table-cell>
          <table:table-cell office:value-type="string" calcext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fail0</text:p>
          </table:table-cell>
          <table:table-cell office:value-type="string" calcext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fail1</text:p>
          </table:table-cell>
          <table:table-cell office:value-type="string" calcext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0</text:p>
          </table:table-cell>
          <table:table-cell office:value-type="string" calcext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1</text:p>
          </table:table-cell>
          <table:table-cell office:value-type="string" calcext:value-type="string">
            <text:p>_SOUND:nerdfall2&amp;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2</text:p>
          </table:table-cell>
          <table:table-cell office:value-type="string" calcext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3</text:p>
          </table:table-cell>
          <table:table-cell office:value-type="string" calcext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Start0</text:p>
          </table:table-cell>
          <table:table-cell table:style-name="ce9" office:value-type="string" calcext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1</text:p>
          </table:table-cell>
          <table:table-cell office:value-type="string" calcext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2</text:p>
          </table:table-cell>
          <table:table-cell office:value-type="string" calcext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3</text:p>
          </table:table-cell>
          <table:table-cell office:value-type="string" calcext:value-type="string">
            <text:p>recep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qBed0</text:p>
          </table:table-cell>
          <table:table-cell office:value-type="string" calcext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Third0</text:p>
          </table:table-cell>
          <table:table-cell office:value-type="string" calcext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Fifth0</text:p>
          </table:table-cell>
          <table:table-cell office:value-type="string" calcext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1</text:p>
          </table:table-cell>
          <table:table-cell office:value-type="string" calcext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2</text:p>
          </table:table-cell>
          <table:table-cell office:value-type="string" calcext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3</text:p>
          </table:table-cell>
          <table:table-cell office:value-type="string" calcext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4</text:p>
          </table:table-cell>
          <table:table-cell office:value-type="string" calcext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5</text:p>
          </table:table-cell>
          <table:table-cell office:value-type="string" calcext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6</text:p>
          </table:table-cell>
          <table:table-cell office:value-type="string" calcext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7</text:p>
          </table:table-cell>
          <table:table-cell office:value-type="string" calcext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Lost0</text:p>
          </table:table-cell>
          <table:table-cell office:value-type="string" calcext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Lost1</text:p>
          </table:table-cell>
          <table:table-cell office:value-type="string" calcext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0</text:p>
          </table:table-cell>
          <table:table-cell office:value-type="string" calcext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1</text:p>
          </table:table-cell>
          <table:table-cell office:value-type="string" calcext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2</text:p>
          </table:table-cell>
          <table:table-cell office:value-type="string" calcext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lcon0</text:p>
          </table:table-cell>
          <table:table-cell office:value-type="string" calcext:value-type="string">
            <text:p>_CUSTOM:BIRDSONG.OGG&amp;pl_SETDIR:0&amp;_SLEEP:1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</text:p>
          </table:table-cell>
          <table:table-cell office:value-type="string" calcext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2</text:p>
          </table:table-cell>
          <table:table-cell office:value-type="string" calcext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3</text:p>
          </table:table-cell>
          <table:table-cell office:value-type="string" calcext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4</text:p>
          </table:table-cell>
          <table:table-cell office:value-type="string" calcext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5</text:p>
          </table:table-cell>
          <table:table-cell office:value-type="string" calcext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6</text:p>
          </table:table-cell>
          <table:table-cell table:style-name="ce9" office:value-type="string" calcext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7</text:p>
          </table:table-cell>
          <table:table-cell office:value-type="string" calcext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8</text:p>
          </table:table-cell>
          <table:table-cell office:value-type="string" calcext:value-type="string">
            <text:p>_CLEARTARGET&amp;bird_SETTARGET&amp;_CLEARTARGET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9</text:p>
          </table:table-cell>
          <table:table-cell office:value-type="string" calcext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0</text:p>
          </table:table-cell>
          <table:table-cell office:value-type="string" calcext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1</text:p>
          </table:table-cell>
          <table:table-cell office:value-type="string" calcext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2</text:p>
          </table:table-cell>
          <table:table-cell office:value-type="string" calcext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3</text:p>
          </table:table-cell>
          <table:table-cell office:value-type="string" calcext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ohFuck0</text:p>
          </table:table-cell>
          <table:table-cell office:value-type="string" calcext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</text:p>
          </table:table-cell>
          <table:table-cell office:value-type="string" calcext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2</text:p>
          </table:table-cell>
          <table:table-cell office:value-type="string" calcext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3</text:p>
          </table:table-cell>
          <table:table-cell office:value-type="string" calcext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4</text:p>
          </table:table-cell>
          <table:table-cell office:value-type="string" calcext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5</text:p>
          </table:table-cell>
          <table:table-cell office:value-type="string" calcext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6</text:p>
          </table:table-cell>
          <table:table-cell office:value-type="string" calcext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7</text:p>
          </table:table-cell>
          <table:table-cell office:value-type="string" calcext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8</text:p>
          </table:table-cell>
          <table:table-cell office:value-type="string" calcext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9</text:p>
          </table:table-cell>
          <table:table-cell office:value-type="string" calcext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0</text:p>
          </table:table-cell>
          <table:table-cell office:value-type="string" calcext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1</text:p>
          </table:table-cell>
          <table:table-cell office:value-type="string" calcext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Phone0</text:p>
          </table:table-cell>
          <table:table-cell office:value-type="string" calcext:value-type="string">
            <text:p>_SOUND:vibrate&amp;_TEXT:newPhone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Phone1</text:p>
          </table:table-cell>
          <table:table-cell office:value-type="string" calcext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Phone2</text:p>
          </table:table-cell>
          <table:table-cell office:value-type="string" calcext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trobbery0</text:p>
          </table:table-cell>
          <table:table-cell office:value-type="string" calcext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</text:p>
          </table:table-cell>
          <table:table-cell office:value-type="string" calcext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2</text:p>
          </table:table-cell>
          <table:table-cell office:value-type="string" calcext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3</text:p>
          </table:table-cell>
          <table:table-cell office:value-type="string" calcext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4</text:p>
          </table:table-cell>
          <table:table-cell office:value-type="string" calcext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5</text:p>
          </table:table-cell>
          <table:table-cell office:value-type="string" calcext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6</text:p>
          </table:table-cell>
          <table:table-cell office:value-type="string" calcext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7</text:p>
          </table:table-cell>
          <table:table-cell office:value-type="string" calcext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8</text:p>
          </table:table-cell>
          <table:table-cell office:value-type="string" calcext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9</text:p>
          </table:table-cell>
          <table:table-cell office:value-type="string" calcext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0</text:p>
          </table:table-cell>
          <table:table-cell office:value-type="string" calcext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1</text:p>
          </table:table-cell>
          <table:table-cell office:value-type="string" calcext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2</text:p>
          </table:table-cell>
          <table:table-cell office:value-type="string" calcext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3</text:p>
          </table:table-cell>
          <table:table-cell office:value-type="string" calcext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4</text:p>
          </table:table-cell>
          <table:table-cell office:value-type="string" calcext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5</text:p>
          </table:table-cell>
          <table:table-cell office:value-type="string" calcext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6</text:p>
          </table:table-cell>
          <table:table-cell office:value-type="string" calcext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eehive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OfficeHive0</text:p>
          </table:table-cell>
          <table:table-cell office:value-type="string" calcext:value-type="string">
            <text:p>_SOUND:itemget&amp;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Office Lady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officeLady0</text:p>
          </table:table-cell>
          <table:table-cell office:value-type="string" calcext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eLady1</text:p>
          </table:table-cell>
          <table:table-cell office:value-type="string" calcext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eLady2</text:p>
          </table:table-cell>
          <table:table-cell office:value-type="string" calcext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ea Monk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cityMonk0</text:p>
          </table:table-cell>
          <table:table-cell office:value-type="string" calcext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Egg Dealer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eggBoy0</text:p>
          </table:table-cell>
          <table:table-cell office:value-type="string" calcext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1</text:p>
          </table:table-cell>
          <table:table-cell table:style-name="ce9" office:value-type="string" calcext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2</text:p>
          </table:table-cell>
          <table:table-cell table:style-name="ce9" office:value-type="string" calcext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3</text:p>
          </table:table-cell>
          <table:table-cell office:value-type="string" calcext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4</text:p>
          </table:table-cell>
          <table:table-cell office:value-type="string" calcext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5</text:p>
          </table:table-cell>
          <table:table-cell office:value-type="string" calcext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6</text:p>
          </table:table-cell>
          <table:table-cell office:value-type="string" calcext:value-type="string">
            <text:p>_SOUND:itemget&amp;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E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apuru0</text:p>
          </table:table-cell>
          <table:table-cell office:value-type="string" calcext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</text:p>
          </table:table-cell>
          <table:table-cell office:value-type="string" calcext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2</text:p>
          </table:table-cell>
          <table:table-cell office:value-type="string" calcext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3</text:p>
          </table:table-cell>
          <table:table-cell office:value-type="string" calcext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4</text:p>
          </table:table-cell>
          <table:table-cell office:value-type="string" calcext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5</text:p>
          </table:table-cell>
          <table:table-cell office:value-type="string" calcext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6</text:p>
          </table:table-cell>
          <table:table-cell office:value-type="string" calcext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7</text:p>
          </table:table-cell>
          <table:table-cell office:value-type="string" calcext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8</text:p>
          </table:table-cell>
          <table:table-cell office:value-type="string" calcext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9</text:p>
          </table:table-cell>
          <table:table-cell office:value-type="string" calcext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0</text:p>
          </table:table-cell>
          <table:table-cell office:value-type="string" calcext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1</text:p>
          </table:table-cell>
          <table:table-cell office:value-type="string" calcext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2</text:p>
          </table:table-cell>
          <table:table-cell office:value-type="string" calcext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3</text:p>
          </table:table-cell>
          <table:table-cell office:value-type="string" calcext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4</text:p>
          </table:table-cell>
          <table:table-cell office:value-type="string" calcext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5</text:p>
          </table:table-cell>
          <table:table-cell office:value-type="string" calcext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6</text:p>
          </table:table-cell>
          <table:table-cell office:value-type="string" calcext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7</text:p>
          </table:table-cell>
          <table:table-cell office:value-type="string" calcext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8</text:p>
          </table:table-cell>
          <table:table-cell office:value-type="string" calcext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9</text:p>
          </table:table-cell>
          <table:table-cell office:value-type="string" calcext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20</text:p>
          </table:table-cell>
          <table:table-cell office:value-type="string" calcext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ngry Boy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ngy0</text:p>
          </table:table-cell>
          <table:table-cell office:value-type="string" calcext:value-type="string">
            <text:p>?[{"q":"player.completedQuest('hungyboy')","v":1},{"q":"player.hasQuest('hungyboy')","v":2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</text:p>
          </table:table-cell>
          <table:table-cell office:value-type="string" calcext:value-type="string">
            <text:p>targ_ISMOVING:true&amp;_TEXT:hungryBoyWon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2</text:p>
          </table:table-cell>
          <table:table-cell office:value-type="string" calcext:value-type="string">
            <text:p>targ_ISMOVING:true&amp;_TEXT:hungryBoyOffer2,hungryBoyYes2,hungryBoyNo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3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4</text:p>
          </table:table-cell>
          <table:table-cell office:value-type="string" calcext:value-type="string">
            <text:p>_TEXT:hungryBoyReject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5</text:p>
          </table:table-cell>
          <table:table-cell office:value-type="string" calcext:value-type="string">
            <text:p>_TEXT:hungryBoyAccep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6</text:p>
          </table:table-cell>
          <table:table-cell office:value-type="string" calcext:value-type="string">
            <text:p>_CHALLENGE:hung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7</text:p>
          </table:table-cell>
          <table:table-cell office:value-type="string" calcext:value-type="string">
            <text:p>targ_ISMOVING:true&amp;_STARTQUEST:hungyboy&amp;_TEXT:hungryBoy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8</text:p>
          </table:table-cell>
          <table:table-cell office:value-type="string" calcext:value-type="string">
            <text:p>_TEXT:hungryBoy2,hungryBoyYes,hungryBoy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9</text:p>
          </table:table-cell>
          <table:table-cell office:value-type="string" calcext:value-type="string">
            <text:p>?[{"q":"d===0","v":11},{"q":"d===1","v":10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0</text:p>
          </table:table-cell>
          <table:table-cell office:value-type="string" calcext:value-type="string">
            <text:p>_TEXT:hungryBoyRejec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1</text:p>
          </table:table-cell>
          <table:table-cell office:value-type="string" calcext:value-type="string">
            <text:p>_TEXT:hungryBoyAcce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2</text:p>
          </table:table-cell>
          <table:table-cell office:value-type="string" calcext:value-type="string">
            <text:p>_CHALLENGE:hung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_done1</text:p>
          </table:table-cell>
          <table:table-cell office:value-type="string" calcext:value-type="string">
            <text:p>_TEXT:hungryBoyNothing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_done2</text:p>
          </table:table-cell>
          <table:table-cell office:value-type="string" calcext:value-type="string">
            <text:p>_CUSTOM:CHALH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_done3</text:p>
          </table:table-cell>
          <table:table-cell office:value-type="string" calcext:value-type="string">
            <text:p>_TEXT:hungryBoyFed(1-7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ngry Boy's Food Bin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ngyBin0</text:p>
          </table:table-cell>
          <table:table-cell office:value-type="string" calcext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Bin1</text:p>
          </table:table-cell>
          <table:table-cell office:value-type="string" calcext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Bin2</text:p>
          </table:table-cell>
          <table:table-cell office:value-type="string" calcext:value-type="string">
            <text:p>_SOUND:itemget&amp;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rt Ner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rtNerd0</text:p>
          </table:table-cell>
          <table:table-cell table:style-name="ce9" office:value-type="string" calcext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</text:p>
          </table:table-cell>
          <table:table-cell office:value-type="string" calcext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2</text:p>
          </table:table-cell>
          <table:table-cell office:value-type="string" calcext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3</text:p>
          </table:table-cell>
          <table:table-cell table:style-name="ce9" office:value-type="string" calcext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4</text:p>
          </table:table-cell>
          <table:table-cell office:value-type="string" calcext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5</text:p>
          </table:table-cell>
          <table:table-cell office:value-type="string" calcext:value-type="string">
            <text:p>trent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6</text:p>
          </table:table-cell>
          <table:table-cell office:value-type="string" calcext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7</text:p>
          </table:table-cell>
          <table:table-cell table:style-name="ce9" office:value-type="string" calcext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8</text:p>
          </table:table-cell>
          <table:table-cell office:value-type="string" calcext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9</text:p>
          </table:table-cell>
          <table:table-cell office:value-type="string" calcext:value-type="string">
            <text:p>trent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0</text:p>
          </table:table-cell>
          <table:table-cell office:value-type="string" calcext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1</text:p>
          </table:table-cell>
          <table:table-cell office:value-type="string" calcext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Made it Upstairs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to4F0</text:p>
          </table:table-cell>
          <table:table-cell office:value-type="string" calcext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2</text:p>
          </table:table-cell>
          <table:table-cell office:value-type="string" calcext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3</text:p>
          </table:table-cell>
          <table:table-cell office:value-type="string" calcext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BAD EN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monstWon0</text:p>
          </table:table-cell>
          <table:table-cell office:value-type="string" calcext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1</text:p>
          </table:table-cell>
          <table:table-cell office:value-type="string" calcext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2</text:p>
          </table:table-cell>
          <table:table-cell office:value-type="string" calcext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3</text:p>
          </table:table-cell>
          <table:table-cell office:value-type="string" calcext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4</text:p>
          </table:table-cell>
          <table:table-cell office:value-type="string" calcext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5</text:p>
          </table:table-cell>
          <table:table-cell office:value-type="string" calcext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Beat the Monster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monstLost0</text:p>
          </table:table-cell>
          <table:table-cell office:value-type="string" calcext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1</text:p>
          </table:table-cell>
          <table:table-cell office:value-type="string" calcext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2</text:p>
          </table:table-cell>
          <table:table-cell office:value-type="string" calcext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3</text:p>
          </table:table-cell>
          <table:table-cell office:value-type="string" calcext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e Sacred Lotus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lotus0</text:p>
          </table:table-cell>
          <table:table-cell office:value-type="string" calcext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1</text:p>
          </table:table-cell>
          <table:table-cell office:value-type="string" calcext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2</text:p>
          </table:table-cell>
          <table:table-cell office:value-type="string" calcext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3</text:p>
          </table:table-cell>
          <table:table-cell table:style-name="ce9"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4</text:p>
          </table:table-cell>
          <table:table-cell office:value-type="string" calcext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5</text:p>
          </table:table-cell>
          <table:table-cell office:value-type="string" calcext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6</text:p>
          </table:table-cell>
          <table:table-cell office:value-type="string" calcext:value-type="string">
            <text:p>_SOUND:itemget&amp;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7</text:p>
          </table:table-cell>
          <table:table-cell office:value-type="string" calcext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Discussly2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tutReturn0</text:p>
          </table:table-cell>
          <table:table-cell office:value-type="string" calcext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Return1</text:p>
          </table:table-cell>
          <table:table-cell office:value-type="string" calcext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Lost0</text:p>
          </table:table-cell>
          <table:table-cell office:value-type="string" calcext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Lost1</text:p>
          </table:table-cell>
          <table:table-cell office:value-type="string" calcext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ator0</text:p>
          </table:table-cell>
          <table:table-cell office:value-type="string" calcext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ator1</text:p>
          </table:table-cell>
          <table:table-cell office:value-type="string" calcext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inal0</text:p>
          </table:table-cell>
          <table:table-cell office:value-type="string" calcext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</text:p>
          </table:table-cell>
          <table:table-cell office:value-type="string" calcext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</text:p>
          </table:table-cell>
          <table:table-cell office:value-type="string" calcext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</text:p>
          </table:table-cell>
          <table:table-cell office:value-type="string" calcext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4</text:p>
          </table:table-cell>
          <table:table-cell office:value-type="string" calcext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5</text:p>
          </table:table-cell>
          <table:table-cell office:value-type="string" calcext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6</text:p>
          </table:table-cell>
          <table:table-cell office:value-type="string" calcext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7</text:p>
          </table:table-cell>
          <table:table-cell office:value-type="string" calcext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8</text:p>
          </table:table-cell>
          <table:table-cell office:value-type="string" calcext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9</text:p>
          </table:table-cell>
          <table:table-cell office:value-type="string" calcext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0</text:p>
          </table:table-cell>
          <table:table-cell office:value-type="string" calcext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1</text:p>
          </table:table-cell>
          <table:table-cell office:value-type="string" calcext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2</text:p>
          </table:table-cell>
          <table:table-cell office:value-type="string" calcext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3</text:p>
          </table:table-cell>
          <table:table-cell office:value-type="string" calcext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4</text:p>
          </table:table-cell>
          <table:table-cell office:value-type="string" calcext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5</text:p>
          </table:table-cell>
          <table:table-cell office:value-type="string" calcext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6</text:p>
          </table:table-cell>
          <table:table-cell office:value-type="string" calcext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7</text:p>
          </table:table-cell>
          <table:table-cell office:value-type="string" calcext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8</text:p>
          </table:table-cell>
          <table:table-cell office:value-type="string" calcext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9</text:p>
          </table:table-cell>
          <table:table-cell office:value-type="string" calcext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0</text:p>
          </table:table-cell>
          <table:table-cell office:value-type="string" calcext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1</text:p>
          </table:table-cell>
          <table:table-cell office:value-type="string" calcext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2</text:p>
          </table:table-cell>
          <table:table-cell office:value-type="string" calcext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3</text:p>
          </table:table-cell>
          <table:table-cell office:value-type="string" calcext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4</text:p>
          </table:table-cell>
          <table:table-cell office:value-type="string" calcext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5</text:p>
          </table:table-cell>
          <table:table-cell office:value-type="string" calcext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6</text:p>
          </table:table-cell>
          <table:table-cell office:value-type="string" calcext:value-type="string">
            <text:p>_SOUND:tabletoss&amp;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7</text:p>
          </table:table-cell>
          <table:table-cell office:value-type="string" calcext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8</text:p>
          </table:table-cell>
          <table:table-cell office:value-type="string" calcext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9</text:p>
          </table:table-cell>
          <table:table-cell office:value-type="string" calcext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0</text:p>
          </table:table-cell>
          <table:table-cell office:value-type="string" calcext:value-type="string">
            <text:p>_SOUND:biff&amp;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1</text:p>
          </table:table-cell>
          <table:table-cell office:value-type="string" calcext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2</text:p>
          </table:table-cell>
          <table:table-cell office:value-type="string" calcext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3</text:p>
          </table:table-cell>
          <table:table-cell office:value-type="string" calcext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Return0</text:p>
          </table:table-cell>
          <table:table-cell office:value-type="string" calcext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Return1</text:p>
          </table:table-cell>
          <table:table-cell office:value-type="string" calcext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0</text:p>
          </table:table-cell>
          <table:table-cell office:value-type="string" calcext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1</text:p>
          </table:table-cell>
          <table:table-cell office:value-type="string" calcext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2</text:p>
          </table:table-cell>
          <table:table-cell office:value-type="string" calcext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3</text:p>
          </table:table-cell>
          <table:table-cell office:value-type="string" calcext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4</text:p>
          </table:table-cell>
          <table:table-cell office:value-type="string" calcext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5</text:p>
          </table:table-cell>
          <table:table-cell office:value-type="string" calcext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iiTalk0</text:p>
          </table:table-cell>
          <table:table-cell office:value-type="string" calcext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0</text:p>
          </table:table-cell>
          <table:table-cell office:value-type="string" calcext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</text:p>
          </table:table-cell>
          <table:table-cell office:value-type="string" calcext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</text:p>
          </table:table-cell>
          <table:table-cell office:value-type="string" calcext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</text:p>
          </table:table-cell>
          <table:table-cell office:value-type="string" calcext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4</text:p>
          </table:table-cell>
          <table:table-cell office:value-type="string" calcext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5</text:p>
          </table:table-cell>
          <table:table-cell office:value-type="string" calcext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6</text:p>
          </table:table-cell>
          <table:table-cell office:value-type="string" calcext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7</text:p>
          </table:table-cell>
          <table:table-cell office:value-type="string" calcext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8</text:p>
          </table:table-cell>
          <table:table-cell office:value-type="string" calcext:value-type="string">
            <text:p>_COMPLETEQUEST:theGame&amp;_COMPLETEQUEST:NG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9</text:p>
          </table:table-cell>
          <table:table-cell office:value-type="string" calcext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0</text:p>
          </table:table-cell>
          <table:table-cell office:value-type="string" calcext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1</text:p>
          </table:table-cell>
          <table:table-cell office:value-type="string" calcext:value-type="string">
            <text:p>_ENDCUT:end3nv,naturalBa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2</text:p>
          </table:table-cell>
          <table:table-cell office:value-type="string" calcext:value-type="string">
            <text:p>_ENDCUT:end4nv,naturalBa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3</text:p>
          </table:table-cell>
          <table:table-cell office:value-type="string" calcext:value-type="string">
            <text:p>_ENDCUT:end5nv,naturalBa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4</text:p>
          </table:table-cell>
          <table:table-cell office:value-type="string" calcext:value-type="string">
            <text:p>_ENDCUT:end6nv,naturalBa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5</text:p>
          </table:table-cell>
          <table:table-cell office:value-type="string" calcext:value-type="string">
            <text:p>_ENDCUT:end7nv,naturalBa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6</text:p>
          </table:table-cell>
          <table:table-cell office:value-type="string" calcext:value-type="string">
            <text:p>_COMPLETEQUEST:theGame&amp;_COMPLETEQUEST:NV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7</text:p>
          </table:table-cell>
          <table:table-cell office:value-type="string" calcext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8</text:p>
          </table:table-cell>
          <table:table-cell office:value-type="string" calcext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9</text:p>
          </table:table-cell>
          <table:table-cell office:value-type="string" calcext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0</text:p>
          </table:table-cell>
          <table:table-cell office:value-type="string" calcext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1</text:p>
          </table:table-cell>
          <table:table-cell office:value-type="string" calcext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2</text:p>
          </table:table-cell>
          <table:table-cell office:value-type="string" calcext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3</text:p>
          </table:table-cell>
          <table:table-cell office:value-type="string" calcext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4</text:p>
          </table:table-cell>
          <table:table-cell office:value-type="string" calcext:value-type="string">
            <text:p>_COMPLETEQUEST:theGame&amp;_COMPLETEQUEST:IG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5</text:p>
          </table:table-cell>
          <table:table-cell office:value-type="string" calcext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6</text:p>
          </table:table-cell>
          <table:table-cell office:value-type="string" calcext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7</text:p>
          </table:table-cell>
          <table:table-cell office:value-type="string" calcext:value-type="string">
            <text:p>_ENDCUT:end3iv,industrialBa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8</text:p>
          </table:table-cell>
          <table:table-cell office:value-type="string" calcext:value-type="string">
            <text:p>_ENDCUT:end4iv,industrialBa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9</text:p>
          </table:table-cell>
          <table:table-cell office:value-type="string" calcext:value-type="string">
            <text:p>_ENDCUT:end5iv,industrialBa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0</text:p>
          </table:table-cell>
          <table:table-cell office:value-type="string" calcext:value-type="string">
            <text:p>_ENDCUT:end6iv,industrialBa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1</text:p>
          </table:table-cell>
          <table:table-cell office:value-type="string" calcext:value-type="string">
            <text:p>_ENDCUT:end7iv,industrialBa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2</text:p>
          </table:table-cell>
          <table:table-cell office:value-type="string" calcext:value-type="string">
            <text:p>_COMPLETEQUEST:theGame&amp;_COMPLETEQUEST:IV&amp;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0</text:p>
          </table:table-cell>
          <table:table-cell office:value-type="string" calcext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2</text:p>
          </table:table-cell>
          <table:table-cell office:value-type="string" calcext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3</text:p>
          </table:table-cell>
          <table:table-cell office:value-type="string" calcext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lStation0</text:p>
          </table:table-cell>
          <table:table-cell office:value-type="string" calcext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0</text:p>
          </table:table-cell>
          <table:table-cell office:value-type="string" calcext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2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3</text:p>
          </table:table-cell>
          <table:table-cell office:value-type="string" calcext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0</text:p>
          </table:table-cell>
          <table:table-cell office:value-type="string" calcext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2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3</text:p>
          </table:table-cell>
          <table:table-cell office:value-type="string" calcext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0</text:p>
          </table:table-cell>
          <table:table-cell office:value-type="string" calcext:value-type="string">
            <text:p>?[{"q":"!player.hasWon()","v":5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1</text:p>
          </table:table-cell>
          <table:table-cell office:value-type="string" calcext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2</text:p>
          </table:table-cell>
          <table:table-cell table:style-name="ce9" office:value-type="string" calcext:value-type="string">
            <text:p>?[{"q":"d===0","v":4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3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4</text:p>
          </table:table-cell>
          <table:table-cell office:value-type="string" calcext:value-type="string">
            <text:p>_CUSTOM:ENTER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5</text:p>
          </table:table-cell>
          <table:table-cell office:value-type="string" calcext:value-type="string">
            <text:p>caveboy_ISMOVING:true&amp;_TEXT:undergroundNotY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6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0</text:p>
          </table:table-cell>
          <table:table-cell office:value-type="string" calcext:value-type="string">
            <text:p>?[{"q":"!player.hasWon()","v":11},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</text:p>
          </table:table-cell>
          <table:table-cell office:value-type="string" calcext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2</text:p>
          </table:table-cell>
          <table:table-cell office:value-type="string" calcext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3</text:p>
          </table:table-cell>
          <table:table-cell table:style-name="ce9" office:value-type="string" calcext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4</text:p>
          </table:table-cell>
          <table:table-cell office:value-type="string" calcext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5</text:p>
          </table:table-cell>
          <table:table-cell table:style-name="ce9" office:value-type="string" calcext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6</text:p>
          </table:table-cell>
          <table:table-cell office:value-type="string" calcext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7</text:p>
          </table:table-cell>
          <table:table-cell office:value-type="string" calcext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8</text:p>
          </table:table-cell>
          <table:table-cell office:value-type="string" calcext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9</text:p>
          </table:table-cell>
          <table:table-cell office:value-type="string" calcext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0</text:p>
          </table:table-cell>
          <table:table-cell office:value-type="string" calcext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1</text:p>
          </table:table-cell>
          <table:table-cell office:value-type="string" calcext:value-type="string">
            <text:p>targ_ISMOVING:true&amp;_TEXT:undergroundNotYet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Escape0</text:p>
          </table:table-cell>
          <table:table-cell office:value-type="string" calcext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Escape1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Fail0</text:p>
          </table:table-cell>
          <table:table-cell office:value-type="string" calcext:value-type="string">
            <text:p>_CUSTOM:CAVED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Fail1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MoveIn0</text:p>
          </table:table-cell>
          <table:table-cell table:style-name="ce9" office:value-type="string" calcext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1</text:p>
          </table:table-cell>
          <table:table-cell office:value-type="string" calcext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2</text:p>
          </table:table-cell>
          <table:table-cell office:value-type="string" calcext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3</text:p>
          </table:table-cell>
          <table:table-cell office:value-type="string" calcext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Recep0</text:p>
          </table:table-cell>
          <table:table-cell office:value-type="string" calcext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Recep1</text:p>
          </table:table-cell>
          <table:table-cell office:value-type="string" calcext:value-type="string">
            <text:p>recep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ckettJail0</text:p>
          </table:table-cell>
          <table:table-cell office:value-type="string" calcext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1</text:p>
          </table:table-cell>
          <table:table-cell office:value-type="string" calcext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2</text:p>
          </table:table-cell>
          <table:table-cell office:value-type="string" calcext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3</text:p>
          </table:table-cell>
          <table:table-cell office:value-type="string" calcext:value-type="string">
            <text:p>beckJail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kunk (First Encount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ida0</text:p>
          </table:table-cell>
          <table:table-cell office:value-type="string" calcext:value-type="string">
            <text:p>_TEXT:kida0&amp;_COMPLETEQUEST:skunk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1</text:p>
          </table:table-cell>
          <table:table-cell office:value-type="string" calcext:value-type="string">
            <text:p>_CUSTOM:WALKTOPLAY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2</text:p>
          </table:table-cell>
          <table:table-cell office:value-type="string" calcext:value-type="string">
            <text:p>skunk_SETDIR:2&amp;_TEXT:kida1,kida1yes,kida1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3</text:p>
          </table:table-cell>
          <table:table-cell office:value-type="string" calcext:value-type="string">
            <text:p>_TEXT:kida(2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4</text:p>
          </table:table-cell>
          <table:table-cell office:value-type="string" calcext:value-type="string">
            <text:p>_TEXT:kida4,kida4yes,kida4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5</text:p>
          </table:table-cell>
          <table:table-cell office:value-type="string" calcext:value-type="string">
            <text:p>_TEXT:kida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6</text:p>
          </table:table-cell>
          <table:table-cell office:value-type="string" calcext:value-type="string">
            <text:p>_FIGHT:ki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won0</text:p>
          </table:table-cell>
          <table:table-cell office:value-type="string" calcext:value-type="string">
            <text:p>_TEXT:kidaWon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won1</text:p>
          </table:table-cell>
          <table:table-cell office:value-type="string" calcext:value-type="string">
            <text:p>_CUSTOM:SKUNKSCAM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won2</text:p>
          </table:table-cell>
          <table:table-cell office:value-type="string" calcext:value-type="string">
            <text:p>_TEXT:kidaWon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lost0</text:p>
          </table:table-cell>
          <table:table-cell office:value-type="string" calcext:value-type="string">
            <text:p>_CUSTOM:SKUNKLOSS&amp;_TEXT:kidaLost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lost1</text:p>
          </table:table-cell>
          <table:table-cell office:value-type="string" calcext:value-type="string">
            <text:p>_CUSTOM:SKUNKSCAM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lost2</text:p>
          </table:table-cell>
          <table:table-cell office:value-type="string" calcext:value-type="string">
            <text:p>_TEXT:kidaLost3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22:00:51.6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n Finch</meta:initial-creator>
    <meta:creation-date>2017-12-22T19:13:31.12</meta:creation-date>
    <dc:date>2021-03-07T14:12:01.335000000</dc:date>
    <meta:editing-duration>P132DT12H49M43S</meta:editing-duration>
    <meta:editing-cycles>869</meta:editing-cycles>
    <meta:generator>LibreOffice/7.1.0.3$Windows_X86_64 LibreOffice_project/f6099ecf3d29644b5008cc8f48f42f4a40986e4c</meta:generator>
    <meta:document-statistic meta:table-count="3" meta:cell-count="1825" meta:object-count="0"/>
  </office:meta>
</office:document-meta>
</file>